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EC000003ED12CD9C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pitch="variable"/>
    <style:font-face style:name="Cantarell" svg:font-family="Cantarell" style:font-pitch="variable"/>
    <style:font-face style:name="Cantarell1" svg:font-family="Cantarell" style:font-adornments="Gras" style:font-pitch="variable"/>
    <style:font-face style:name="Cantarell2" svg:font-family="Cantarell" style:font-adornments="Norma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style:font-name="Cantarell" officeooo:rsid="00068067" officeooo:paragraph-rsid="00068067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ing_20_1" style:list-style-name="">
      <style:text-properties style:font-name="Cantarell" fo:font-weight="bold" style:font-weight-asian="bold" style:font-weight-complex="bold"/>
    </style:style>
    <style:style style:name="P4" style:family="paragraph" style:parent-style-name="Heading_20_1">
      <style:paragraph-properties fo:break-before="page">
        <style:tab-stops>
          <style:tab-stop style:position="9.287cm"/>
        </style:tab-stops>
      </style:paragraph-properties>
      <style:text-properties style:font-name="Cantarell" officeooo:rsid="006eb262" officeooo:paragraph-rsid="006eb262"/>
    </style:style>
    <style:style style:name="P5" style:family="paragraph" style:parent-style-name="Text_20_body">
      <style:paragraph-properties>
        <style:tab-stops>
          <style:tab-stop style:position="9.287cm"/>
        </style:tab-stops>
      </style:paragraph-properties>
      <style:text-properties officeooo:paragraph-rsid="006eb262"/>
    </style:style>
    <style:style style:name="P6" style:family="paragraph" style:parent-style-name="Heading_20_1">
      <style:paragraph-properties fo:break-before="page">
        <style:tab-stops>
          <style:tab-stop style:position="9.287cm"/>
        </style:tab-stops>
      </style:paragraph-properties>
      <style:text-properties style:font-name="Cantarell" officeooo:rsid="00709f75" officeooo:paragraph-rsid="00709f75"/>
    </style:style>
    <style:style style:name="P7" style:family="paragraph" style:parent-style-name="Text_20_body">
      <style:paragraph-properties>
        <style:tab-stops>
          <style:tab-stop style:position="9.287cm"/>
        </style:tab-stops>
      </style:paragraph-properties>
      <style:text-properties style:font-name="Cantarell" fo:font-weight="bold" officeooo:rsid="00709f75" officeooo:paragraph-rsid="00709f75" style:font-weight-asian="bold" style:font-weight-complex="bold"/>
    </style:style>
    <style:style style:name="P8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09f75" officeooo:paragraph-rsid="00709f75" style:font-size-asian="12pt" style:font-size-complex="12pt"/>
    </style:style>
    <style:style style:name="P9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fo:font-weight="bold" officeooo:rsid="00709f75" officeooo:paragraph-rsid="00709f75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>
        <style:tab-stops>
          <style:tab-stop style:position="9.287cm"/>
        </style:tab-stops>
      </style:paragraph-properties>
      <style:text-properties officeooo:paragraph-rsid="00709f75"/>
    </style:style>
    <style:style style:name="P11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paragraph-rsid="00709f75" style:font-size-asian="12pt" style:font-size-complex="12pt"/>
    </style:style>
    <style:style style:name="P12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267b4" officeooo:paragraph-rsid="00709f75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ntarell" fo:font-size="12pt" style:font-size-asian="12pt" style:font-size-complex="12pt"/>
    </style:style>
    <style:style style:name="P14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267b4" officeooo:paragraph-rsid="007267b4" style:font-size-asian="12pt" style:font-size-complex="12pt"/>
    </style:style>
    <style:style style:name="P15" style:family="paragraph" style:parent-style-name="Text_20_body">
      <style:paragraph-properties fo:break-before="page">
        <style:tab-stops>
          <style:tab-stop style:position="9.287cm"/>
        </style:tab-stops>
      </style:paragraph-properties>
      <style:text-properties fo:color="#000000" loext:opacity="100%" style:font-name="Cantarell" fo:font-size="12pt" fo:font-weight="bold" officeooo:rsid="00709f75" officeooo:paragraph-rsid="00709f75" style:font-size-asian="12pt" style:font-weight-asian="bold" style:font-size-complex="12pt" style:font-weight-complex="bold"/>
    </style:style>
    <style:style style:name="P16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09f75" officeooo:paragraph-rsid="0073414a" style:font-size-asian="12pt" style:font-size-complex="12pt"/>
    </style:style>
    <style:style style:name="P17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267b4" officeooo:paragraph-rsid="0073414a" style:font-size-asian="12pt" style:font-size-complex="12pt"/>
    </style:style>
    <style:style style:name="P18" style:family="paragraph" style:parent-style-name="Preformatted_20_Text">
      <style:paragraph-properties>
        <style:tab-stops>
          <style:tab-stop style:position="9.287cm"/>
        </style:tab-stops>
      </style:paragraph-properties>
      <style:text-properties style:font-name="Cantarell" officeooo:rsid="00709f75" officeooo:paragraph-rsid="00709f75"/>
    </style:style>
    <style:style style:name="P19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3414a" officeooo:paragraph-rsid="0073414a" style:font-size-asian="12pt" style:font-size-complex="12pt"/>
    </style:style>
    <style:style style:name="P20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paragraph-rsid="0074ffc2" style:font-size-asian="12pt" style:font-size-complex="12pt"/>
    </style:style>
    <style:style style:name="P21" style:family="paragraph" style:parent-style-name="Text_20_body">
      <style:paragraph-properties>
        <style:tab-stops>
          <style:tab-stop style:position="9.287cm"/>
        </style:tab-stops>
      </style:paragraph-properties>
      <style:text-properties fo:color="#000000" loext:opacity="100%" style:font-name="Cantarell" fo:font-size="12pt" officeooo:rsid="00709f75" officeooo:paragraph-rsid="007921d4" style:font-size-asian="12pt" style:font-size-complex="12pt"/>
    </style:style>
    <style:style style:name="P22" style:family="paragraph" style:parent-style-name="Text_20_body">
      <style:paragraph-properties>
        <style:tab-stops>
          <style:tab-stop style:position="9.287cm"/>
        </style:tab-stops>
      </style:paragraph-properties>
      <style:text-properties style:font-name="Cantarell" fo:font-size="12pt" fo:font-weight="bold" officeooo:rsid="00709f75" officeooo:paragraph-rsid="00709f75" style:font-size-asian="12pt" style:font-weight-asian="bold" style:font-size-complex="12pt" style:font-weight-complex="bold"/>
    </style:style>
    <style:style style:name="P23" style:family="paragraph" style:parent-style-name="Text_20_body">
      <style:paragraph-properties>
        <style:tab-stops>
          <style:tab-stop style:position="9.287cm"/>
        </style:tab-stops>
      </style:paragraph-properties>
      <style:text-properties style:font-name="Cantarell" fo:font-size="12pt" officeooo:rsid="00709f75" officeooo:paragraph-rsid="00709f75" style:font-size-asian="12pt" style:font-size-complex="12pt"/>
    </style:style>
    <style:style style:name="P24" style:family="paragraph" style:parent-style-name="Text_20_body">
      <style:paragraph-properties fo:break-before="page">
        <style:tab-stops>
          <style:tab-stop style:position="9.287cm"/>
        </style:tab-stops>
      </style:paragraph-properties>
      <style:text-properties style:font-name="Cantarell" fo:font-size="12pt" fo:font-weight="bold" officeooo:rsid="00709f75" officeooo:paragraph-rsid="00709f75" style:font-size-asian="12pt" style:font-weight-asian="bold" style:font-size-complex="12pt" style:font-weight-complex="bold"/>
    </style:style>
    <style:style style:name="T1" style:family="text">
      <style:text-properties style:font-name="Cantarell" officeooo:rsid="006eb2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style:font-name="Cantarell" fo:font-size="12pt" officeooo:rsid="00709f75" fo:background-color="transparent" loext:char-shading-value="0" style:font-size-asian="12pt" style:font-size-complex="12pt" loext:padding="0cm" loext:border="none"/>
    </style:style>
    <style:style style:name="T4" style:family="text">
      <style:text-properties fo:color="#000000" loext:opacity="100%" style:font-name="Cantarell" fo:font-size="12pt" fo:background-color="transparent" loext:char-shading-value="0" style:font-size-asian="12pt" style:font-size-complex="12pt" loext:padding="0cm" loext:border="none"/>
    </style:style>
    <style:style style:name="T5" style:family="text">
      <style:text-properties officeooo:rsid="00709f75"/>
    </style:style>
    <style:style style:name="T6" style:family="text">
      <style:text-properties officeooo:rsid="0074ffc2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Sommaire</text:p>
          </text:index-title>
          <text:p text:style-name="P2"><text:a xlink:type="simple" xlink:href="#__RefHeading___Toc374_2761194329" text:style-name="Index_20_Link" text:visited-style-name="Index_20_Link">Introduction<text:tab/>2</text:a></text:p>
          <text:p text:style-name="P2"><text:a xlink:type="simple" xlink:href="#__RefHeading___Toc374_2761194329%20Copie%201" text:style-name="Index_20_Link" text:visited-style-name="Index_20_Link">Requêtes<text:tab/>3</text:a></text:p>
          <text:p text:style-name="P2"><text:a xlink:type="simple" xlink:href="#__RefHeading___Toc374_2761194329%20Copie%202" text:style-name="Index_20_Link" text:visited-style-name="Index_20_Link">Difficultés et solutions<text:tab/>8</text:a></text:p>
        </text:index-body>
      </text:table-of-content>
      <text:h text:style-name="P3" text:outline-level="1"/>
      <text:h text:style-name="P4" text:outline-level="1"><text:bookmark-start text:name="__RefHeading___Toc374_2761194329"/>Introduction<text:bookmark-end text:name="__RefHeading___Toc374_2761194329"/></text:h>
      <text:p text:style-name="P5"><text:span text:style-name="T1"/></text:p>
      <text:h text:style-name="P6" text:outline-level="1"><text:bookmark-start text:name="__RefHeading___Toc374_2761194329 Copie 1"/>Requêtes<text:bookmark-end text:name="__RefHeading___Toc374_2761194329 Copie 1"/></text:h>
      <text:p text:style-name="P7"/>
      <text:p text:style-name="P8"><text:span text:style-name="T2">1. Afficher l’année où le plus grand nombre de films ont été sortis.</text:span></text:p>
      <text:p text:style-name="P8">Stage 1: $group</text:p>
      <text:p text:style-name="P8">{ "_id": "$year", "filmCount": { "$sum": 1 } }</text:p>
      <text:p text:style-name="P8"/>
      <text:p text:style-name="P8">Stage 2: $sort</text:p>
      <text:p text:style-name="P8">{ "filmCount": -1 }</text:p>
      <text:p text:style-name="P8"/>
      <text:p text:style-name="P8">Stage 3: $limit</text:p>
      <text:p text:style-name="P8">1</text:p>
      <text:p text:style-name="P8"/>
      <text:p text:style-name="P9">2. Quel est le nombre de films sortis après l’année 1999.</text:p>
      <text:p text:style-name="P10"><text:span text:style-name="Source_20_Text"><text:span text:style-name="T3">Stage 1: $match</text:span></text:span></text:p>
      <text:p text:style-name="P10"><text:span text:style-name="Source_20_Text"><text:span text:style-name="T3"/></text:span></text:p>
      <text:p text:style-name="P10"><text:span text:style-name="Source_20_Text"><text:span text:style-name="T3">{ "year": { "$gt": 1999 } }</text:span></text:span></text:p>
      <text:p text:style-name="P10"><text:span text:style-name="Source_20_Text"><text:span text:style-name="T3"/></text:span></text:p>
      <text:p text:style-name="P10"><text:span text:style-name="Source_20_Text"><text:span text:style-name="T3">Stage 2: $count</text:span></text:span></text:p>
      <text:p text:style-name="P10"><text:span text:style-name="Source_20_Text"><text:span text:style-name="T3"/></text:span></text:p>
      <text:p text:style-name="P10"><text:span text:style-name="Source_20_Text"><text:span text:style-name="T3">"totalFilms"</text:span></text:span></text:p>
      <text:p text:style-name="P11"/>
      <text:p text:style-name="P9">3. Quelle est la moyenne des votes des films sortis en 2007.</text:p>
      <text:p text:style-name="P8">Stage 1: $match</text:p>
      <text:p text:style-name="P8">{ "year": 2007 }</text:p>
      <text:p text:style-name="P12"/>
      <text:p text:style-name="P8">Stage 2: $group</text:p>
      <text:p text:style-name="P8">{ "_id": null, "avgVotes": { "$avg": "$Votes" } }</text:p>
      <text:p text:style-name="P13">avgVotes : 192.5</text:p>
      <text:p text:style-name="P14"/>
      <text:p text:style-name="P9"/>
      <text:p text:style-name="P15">4. Affichez un histogramme qui permet de visualiser le nombres de films par année.</text:p>
      <text:p text:style-name="P16">Stage 1: $group</text:p>
      <text:p text:style-name="P16">{ "_id": "$year", "filmCount": { "$sum": 1 } }</text:p>
      <text:p text:style-name="P17"/>
      <text:p text:style-name="P16">Stage 2: $sort</text:p>
      <text:p text:style-name="P16">{ "_id": 1 }</text:p>
      <text:p text:style-name="P17"/>
      <text:p text:style-name="P9">5. Quelles sont les genres de films disponibles dans la bases</text:p>
      <text:p text:style-name="P8">Stage 1: $unwind</text:p>
      <text:p text:style-name="P8">"$genre"</text:p>
      <text:p text:style-name="P8"/>
      <text:p text:style-name="P8">Stage 2: $group</text:p>
      <text:p text:style-name="P8">{ "_id": "$genre" }</text:p>
      <text:p text:style-name="P8"/>
      <text:p text:style-name="P8">Stage 3: $sort</text:p>
      <text:p text:style-name="P8">{ "_id": 1 }</text:p>
      <text:p text:style-name="P8"/>
      <text:p text:style-name="P9">6. Quel est le film qui a généré le plus de revenu.</text:p>
      <text:p text:style-name="P18"><text:span text:style-name="Source_20_Text"><text:span text:style-name="T4">Stage 1: $sort</text:span></text:span></text:p>
      <text:p text:style-name="P18"><text:span text:style-name="Source_20_Text"><text:span text:style-name="T4">{ "Revenue (Millions)": -1 }</text:span></text:span></text:p>
      <text:p text:style-name="P18"><text:span text:style-name="Source_20_Text"><text:span text:style-name="T4"/></text:span></text:p>
      <text:p text:style-name="P18"><text:span text:style-name="Source_20_Text"><text:span text:style-name="T4">Stage 2: $limit</text:span></text:span></text:p>
      <text:p text:style-name="P18"><text:span text:style-name="Source_20_Text"><text:span text:style-name="T4">1</text:span></text:span></text:p>
      <text:p text:style-name="P19"/>
      <text:p text:style-name="P20"><text:span text:style-name="T5">f</text:span><text:span text:style-name="T6">ilm = </text:span><text:span text:style-name="T7">Paris pieds nus</text:span></text:p>
      <text:p text:style-name="P9"/>
      <text:p text:style-name="P15">7. Quels sont les réalisateurs ayant réalisé plus de 5 films dans la base de données ?</text:p>
      <text:p text:style-name="P8">Stage 1: $group</text:p>
      <text:p text:style-name="P8">{ "_id": "$Director", "filmCount": { "$sum": 1 } }</text:p>
      <text:p text:style-name="P8"/>
      <text:p text:style-name="P8">Stage 2: $match</text:p>
      <text:p text:style-name="P8">{ "filmCount": { "$gt": 5 } }</text:p>
      <text:p text:style-name="P8"/>
      <text:p text:style-name="P8">Stage 3: $sort</text:p>
      <text:p text:style-name="P8">{ "filmCount": -1 }</text:p>
      <text:p text:style-name="P8"/>
      <text:p text:style-name="P9">8. Quel est le genre de film qui rapporte en moyenne le plus de revenus ?</text:p>
      <text:p text:style-name="P8">Stage 1: $unwind</text:p>
      <text:p text:style-name="P8">"$genre"</text:p>
      <text:p text:style-name="P8"/>
      <text:p text:style-name="P8">Stage 2: $group</text:p>
      <text:p text:style-name="P8">{ "_id": "$genre", "avgRevenue": { "$avg": "$Revenue (Millions)" } }</text:p>
      <text:p text:style-name="P8"/>
      <text:p text:style-name="P8">Stage 3: $sort</text:p>
      <text:p text:style-name="P8">{ "avgRevenue": -1 }</text:p>
      <text:p text:style-name="P8"/>
      <text:p text:style-name="P8">Stage 4: $limit</text:p>
      <text:p text:style-name="P8">1</text:p>
      <text:p text:style-name="P9"/>
      <text:p text:style-name="P15">9. Quels sont les 3 films les mieux notés (rating) pour chaque décennie (1990-1999, 2000-2009, etc.) ?</text:p>
      <text:p text:style-name="P8">Stage 1 : $addFields </text:p>
      <text:p text:style-name="P8">{ "decade" : { "$subtract" : [ { "$multiply" : [ { "$floor" : { "$divide" : ["$year", 10] } }, 10 ] }, 0 ] }}</text:p>
      <text:p text:style-name="P11"/>
      <text:p text:style-name="P8">Stage 2 : $group </text:p>
      <text:p text:style-name="P8">{ "_id" : { "decade" : "$decade", "title" : "$title" }, "rating" : { "$max" : "$rating" } }</text:p>
      <text:p text:style-name="P11"/>
      <text:p text:style-name="P8">Stage 3 : $sort </text:p>
      <text:p text:style-name="P8">{"_id.decade" : -1, "rating" : -1}</text:p>
      <text:p text:style-name="P11"/>
      <text:p text:style-name="P8">Stage 4 : $limit </text:p>
      <text:p text:style-name="P8">3 </text:p>
      <text:p text:style-name="P9">10. Quel est le film le plus long (Runtime) par genre ?</text:p>
      <text:p text:style-name="P8">Stage 1 : $unwind </text:p>
      <text:p text:style-name="P8">"$genre"</text:p>
      <text:p text:style-name="P8"/>
      <text:p text:style-name="P8">Stage 2 : $group </text:p>
      <text:p text:style-name="P21">{"_id" : "$genre",</text:p>
      <text:p text:style-name="P21"> "longestFilmRuntime" : {"$max" :"$Runtime (Minutes)"}, </text:p>
      <text:p text:style-name="P21">"title" : {"$first":"$title"}</text:p>
      <text:p text:style-name="P21">}</text:p>
      <text:p text:style-name="P8"/>
      <text:p text:style-name="P9"/>
      <text:p text:style-name="P15">11. Créer une vue MongoDB affichant uniquement les films ayant une note supérieure à 80 (Metascore) et généré plus de 50 millions de dollars.</text:p>
      <text:p text:style-name="P8">db.createView(</text:p>
      <text:p text:style-name="P8"><text:s text:c="4"/>"highRatedHighRevenueFilms",</text:p>
      <text:p text:style-name="P8"><text:s text:c="4"/>"movies",</text:p>
      <text:p text:style-name="P8"><text:s text:c="4"/>[</text:p>
      <text:p text:style-name="P8"><text:s text:c="8"/>{</text:p>
      <text:p text:style-name="P8"><text:s text:c="12"/>$match: {</text:p>
      <text:p text:style-name="P8"><text:s text:c="16"/>Metascore: { $gt: 80 },</text:p>
      <text:p text:style-name="P8"><text:s text:c="16"/>Revenue_Millions: { $gt: 50 }</text:p>
      <text:p text:style-name="P8"><text:s text:c="12"/>}</text:p>
      <text:p text:style-name="P8"><text:s text:c="8"/>}</text:p>
      <text:p text:style-name="P8"><text:s text:c="4"/>]</text:p>
      <text:p text:style-name="P8">);</text:p>
      <text:p text:style-name="P22">12. Calculer la corrélation entre la durée des films (Runtime) et leur revenu (Revenue). (réaliser une analyse statistique.)</text:p>
      <text:p text:style-name="P23">db.movies.aggregate([</text:p>
      <text:p text:style-name="P23"><text:s text:c="4"/>{</text:p>
      <text:p text:style-name="P23"><text:s text:c="8"/>$project: {</text:p>
      <text:p text:style-name="P23"><text:s text:c="12"/>Runtime_Minutes: true,</text:p>
      <text:p text:style-name="P23"><text:s text:c="12"/>Revenue_Millions: true,</text:p>
      <text:p text:style-name="P23"><text:s text:c="12"/>_id: false // Exclure l'ID pour simplifier l'analyse externe.</text:p>
      <text:p text:style-name="P23"><text:s text:c="8"/>}</text:p>
      <text:p text:style-name="P23"><text:s text:c="4"/>}</text:p>
      <text:p text:style-name="P23">]);</text:p>
      <text:p text:style-name="P23"/>
      <text:p text:style-name="P22"/>
      <text:p text:style-name="P24">13. Y a-t-il une évolution de la durée moyenne des films par décennie ?</text:p>
      <text:p text:style-name="P23"/>
      <text:p text:style-name="P23">Stage 1 :$addFields </text:p>
      <text:p text:style-name="P23">{ "decade" : { "$subtract" : [ { "$multiply" : [ { "$floor" : { "$divide" : ["$year",10] } },10 ] },0 ] }}</text:p>
      <text:p text:style-name="P23"/>
      <text:p text:style-name="P23">Stage 2 :$group </text:p>
      <text:p text:style-name="P23">{"_id":"$decade","avgRuntime":{"$avg":"$Runtime (Minutes)"}}</text:p>
      <text:p text:style-name="P23"/>
      <text:p text:style-name="P23">Stage 3:$sort </text:p>
      <text:p text:style-name="P23">{"_id":1}</text:p>
      <text:h text:style-name="P6" text:outline-level="1"><text:bookmark-start text:name="__RefHeading___Toc374_2761194329 Copie 2"/>Difficultés et solutions<text:bookmark-end text:name="__RefHeading___Toc374_2761194329 Copie 2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pitch="variable"/>
    <style:font-face style:name="Cantarell" svg:font-family="Cantarell" style:font-pitch="variable"/>
    <style:font-face style:name="Cantarell1" svg:font-family="Cantarell" style:font-adornments="Gras" style:font-pitch="variable"/>
    <style:font-face style:name="Cantarell2" svg:font-family="Cantarell" style:font-adornments="Normal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pitch="variable" style:font-name-asian="Noto Serif CJK SC" style:font-family-asian="'Noto Serif CJK SC'" style:font-family-generic-asian="system" style:font-pitch-asian="variable" style:font-name-complex="Noto Sans Devanagari1" style:font-family-complex="'Noto Sans Devanagari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Niveau_20_3" style:display-name="Niveau 3" style:family="paragraph" style:parent-style-name="Heading_20_3" style:next-style-name="Standard">
      <style:paragraph-properties fo:margin-top="0.423cm" fo:margin-bottom="0.423cm" style:contextual-spacing="false" fo:text-indent="1.249cm" style:auto-text-indent="false"/>
      <style:text-properties fo:color="#4a4a49" loext:opacity="100%" style:font-name="Roboto" fo:font-family="Roboto" style:font-pitch="variable" fo:font-weight="bold" style:font-weight-asian="bold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Cantarell1" fo:font-family="Cantarell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tarell2" fo:font-family="Cantarell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5">
      <text:list-level-style-number text:level="1" text:style-name="ListLabel_20_2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9cm"/>
        </style:list-level-properties>
      </text:list-level-style-number>
      <text:list-level-style-number text:level="2" text:style-name="ListLabel_20_2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6cm"/>
        </style:list-level-properties>
      </text:list-level-style-number>
      <text:list-level-style-number text:level="3" text:style-name="ListLabel_20_2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3cm"/>
        </style:list-level-properties>
      </text:list-level-style-number>
      <text:list-level-style-number text:level="4" text:style-name="ListLabel_20_2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cm"/>
        </style:list-level-properties>
      </text:list-level-style-number>
      <text:list-level-style-number text:level="5" text:style-name="ListLabel_20_2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7cm"/>
        </style:list-level-properties>
      </text:list-level-style-number>
      <text:list-level-style-number text:level="6" text:style-name="ListLabel_20_2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4cm"/>
        </style:list-level-properties>
      </text:list-level-style-number>
      <text:list-level-style-number text:level="7" text:style-name="ListLabel_20_2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1cm"/>
        </style:list-level-properties>
      </text:list-level-style-number>
      <text:list-level-style-number text:level="8" text:style-name="ListLabel_20_2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8cm"/>
        </style:list-level-properties>
      </text:list-level-style-number>
      <text:list-level-style-number text:level="9" text:style-name="ListLabel_20_2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Cantarell" officeooo:rsid="00068067" officeooo:paragraph-rsid="00068067"/>
    </style:style>
    <style:style style:name="MP2" style:family="paragraph" style:parent-style-name="Standard">
      <style:text-properties style:font-name="Cantarell" officeooo:rsid="003f7683" officeooo:paragraph-rsid="003f7683"/>
    </style:style>
    <style:style style:name="MP3" style:family="paragraph" style:parent-style-name="Footer">
      <style:text-properties style:font-name="Cantarell" officeooo:rsid="00397fb4" officeooo:paragraph-rsid="00397fb4"/>
    </style:style>
    <style:style style:name="MT1" style:family="text">
      <style:text-properties officeooo:rsid="006eb26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ie 1" text:anchor-type="char" svg:x="14.455cm" svg:y="-1.323cm" svg:width="3.755cm" svg:height="2.131cm" draw:z-index="8"><draw:image xlink:href="Pictures/10000001000006EC000003ED12CD9C69.png" xlink:type="simple" xlink:show="embed" xlink:actuate="onLoad" draw:mime-type="image/png"/></draw:frame>GADIO Abdourahmane<text:line-break/>4A FISA TD 44</text:p>
        <text:p text:style-name="MP2">NoSQL – <text:span text:style-name="MT1">Projet</text:span></text:p>
      </style:header>
      <style:footer>
        <text:p text:style-name="MP3">Page <text:page-number text:select-page="current">9</text:page-number><text:s/>sur 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3:41:29.878106433</meta:creation-date>
    <dc:date>2025-03-30T12:25:07.258796519</dc:date>
    <meta:editing-duration>PT2H54M8S</meta:editing-duration>
    <meta:editing-cycles>115</meta:editing-cycles>
    <meta:generator>LibreOffice/24.8.4.2$Linux_X86_64 LibreOffice_project/480$Build-2</meta:generator>
    <meta:print-date>2025-03-27T11:19:20.396662046</meta:print-date>
    <meta:printed-by>Fichiers PDF</meta:printed-by>
    <meta:document-statistic meta:table-count="0" meta:image-count="1" meta:object-count="0" meta:page-count="9" meta:paragraph-count="109" meta:word-count="553" meta:character-count="3121" meta:non-whitespace-character-count="2516"/>
  </office:meta>
</office:document-meta>
</file>